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7d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</text:p>
      <text:p text:style-name="P1">settings</text:p>
      <text:p text:style-name="P1">discord</text:p>
      <text:p text:style-name="P1">exit game</text:p>
      <text:p text:style-name="P1">back</text:p>
      <text:p text:style-name="P1">music volume</text:p>
      <text:p text:style-name="P1">sound volume</text:p>
      <text:p text:style-name="P1">window mode</text:p>
      <text:p text:style-name="P1">vsync</text:p>
      <text:p text:style-name="P1">show stats</text:p>
      <text:p text:style-name="P1">quality presets</text:p>
      <text:p text:style-name="P1">screen effect</text:p>
      <text:p text:style-name="P1">windowed</text:p>
      <text:p text:style-name="P1">fullscreen</text:p>
      <text:p text:style-name="P1">borderless</text:p>
      <text:p text:style-name="P1">on</text:p>
      <text:p text:style-name="P1">off</text:p>
      <text:p text:style-name="P1">recommended</text:p>
      <text:p text:style-name="P1">medium</text:p>
      <text:p text:style-name="P1">low</text:p>
      <text:p text:style-name="P1">resume</text:p>
      <text:p text:style-name="P1">exit to main menu</text:p>
      <text:p text:style-name="P1">controls</text:p>
      <text:p text:style-name="P1">movement</text:p>
      <text:p text:style-name="P1">aim</text:p>
      <text:p text:style-name="P1">shoot</text:p>
      <text:p text:style-name="P1">dash</text:p>
      <text:p text:style-name="P1">use item</text:p>
      <text:p text:style-name="P1">change item</text:p>
      <text:p text:style-name="P1">paused</text:p>
      <text:p text:style-name="P1">left mouse</text:p>
      <text:p text:style-name="P1">shift</text:p>
      <text:p text:style-name="P1">space</text:p>
      <text:p text:style-name="P1">right mouse</text:p>
      <text:p text:style-name="P1">tab</text:p>
      <text:p text:style-name="P1">mouse scroll</text:p>
      <text:p text:style-name="P1">right analog</text:p>
      <text:p text:style-name="P1">left analog</text:p>
      <text:p text:style-name="P1">survive for 10 minutes</text:p>
      <text:p text:style-name="P1">power up for battle</text:p>
      <text:p text:style-name="P1">loading</text:p>
      <text:p text:style-name="P1">english</text:p>
      <text:p text:style-name="P1">portuguese</text:p>
      <text:p text:style-name="P1">none</text:p>
      <text:p text:style-name="P1">half</text:p>
      <text:p text:style-name="P1">mech</text:p>
      <text:p text:style-name="P1">weapon</text:p>
      <text:p text:style-name="P1">arm</text:p>
      <text:p text:style-name="P1">item</text:p>
      <text:p text:style-name="P1">grenade</text:p>
      <text:p text:style-name="P1">max life</text:p>
      <text:p text:style-name="P1">move speed</text:p>
      <text:p text:style-name="P1"><text:soft-page-break/>xp gain</text:p>
      <text:p text:style-name="P1">xp distance</text:p>
      <text:p text:style-name="P1">fire rate</text:p>
      <text:p text:style-name="P1">ammunition</text:p>
      <text:p text:style-name="P1">reload speed</text:p>
      <text:p text:style-name="P1">shot power</text:p>
      <text:p text:style-name="P1">perfuration</text:p>
      <text:p text:style-name="P1">multi shot</text:p>
      <text:p text:style-name="P1">shot distance</text:p>
      <text:p text:style-name="P1">plasma</text:p>
      <text:p text:style-name="P1">fire</text:p>
      <text:p text:style-name="P1">water</text:p>
      <text:p text:style-name="P1">fire grenade</text:p>
      <text:p text:style-name="P1">water grenade</text:p>
      <text:p text:style-name="P1">impact grenade</text:p>
      <text:p text:style-name="P1">change mech</text:p>
      <text:p text:style-name="P1">language</text:p>
      <text:p text:style-name="P1">change mech</text:p>
      <text:p text:style-name="P1">body</text:p>
      <text:p text:style-name="P1">choose mech</text:p>
      <text:p text:style-name="P1">beginner</text:p>
      <text:p text:style-name="P1">experienced player</text:p>
      <text:p text:style-name="P1">difficulty mode selection</text:p>
      <text:p text:style-name="P1">game over</text:p>
      <text:p text:style-name="P1">mission accomplished</text:p>
      <text:p text:style-name="P1">difficulty mode</text:p>
      <text:p text:style-name="P1">survived for</text:p>
      <text:p text:style-name="P1">exterminated quacks</text:p>
      <text:p text:style-name="P1">play again</text:p>
      <text:p text:style-name="P1">main menu</text:p>
      <text:p text:style-name="P1">reduced enemy max life</text:p>
      <text:p text:style-name="P1">reduced enemy spawn quantity</text:p>
      <text:p text:style-name="P1">advantage</text:p>
      <text:p text:style-name="P1">weakness</text:p>
      <text:p text:style-name="P1">dirt</text:p>
      <text:p text:style-name="P1">low grass</text:p>
      <text:p text:style-name="P1">high grass</text:p>
      <text:p text:style-name="P1">sand</text:p>
      <text:p text:style-name="P1">mud</text:p>
      <text:p text:style-name="P1">water</text:p>
      <text:p text:style-name="P1">deep water</text:p>
      <text:p text:style-name="P1">normal</text:p>
      <text:p text:style-name="P1">owl bot</text:p>
      <text:p text:style-name="P1">frog bot</text:p>
      <text:p text:style-name="P1">drop incomin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0:20:42.644000000</meta:creation-date>
    <dc:date>2024-07-13T10:21:18.211000000</dc:date>
    <meta:editing-duration>PT35S</meta:editing-duration>
    <meta:editing-cycles>1</meta:editing-cycles>
    <meta:document-statistic meta:table-count="0" meta:image-count="0" meta:object-count="0" meta:page-count="2" meta:paragraph-count="97" meta:word-count="157" meta:character-count="907" meta:non-whitespace-character-count="847"/>
    <meta:generator>LibreOffice/24.2.4.2$Windows_X86_64 LibreOffice_project/51a6219feb6075d9a4c46691dcfe0cd9c4fff3c2</meta:generator>
  </office:meta>
</office:document-meta>
</file>